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5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1608" calcext:value-type="float">
            <text:p>1608</text:p>
          </table:table-cell>
        </table:table-row>
      </table:table>
      <table:table table:name="64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1839" calcext:value-type="float">
            <text:p>1839</text:p>
          </table:table-cell>
        </table:table-row>
      </table:table>
      <table:table table:name="70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1950" calcext:value-type="float">
            <text:p>1950</text:p>
          </table:table-cell>
        </table:table-row>
      </table:table>
      <table:table table:name="124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36230" calcext:value-type="float">
            <text:p>36230</text:p>
          </table:table-cell>
        </table:table-row>
      </table:table>
      <table:table table:name="170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2755" calcext:value-type="float">
            <text:p>2755</text:p>
          </table:table-cell>
        </table:table-row>
      </table:table>
      <table:table table:name="323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1326" calcext:value-type="float">
            <text:p>1326</text:p>
          </table:table-cell>
        </table:table-row>
      </table:table>
      <table:table table:name="358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1163" calcext:value-type="float">
            <text:p>1163</text:p>
          </table:table-cell>
        </table:table-row>
      </table:table>
      <table:table table:name="443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float" office:value="2720" calcext:value-type="float">
            <text:p>2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22:08:35.372775980</meta:creation-date>
    <meta:generator>LibreOffice/6.4.7.2$Linux_X86_64 LibreOffice_project/40$Build-2</meta:generator>
    <dc:date>2022-05-28T22:11:53.355212126</dc:date>
    <meta:editing-duration>PT3M17S</meta:editing-duration>
    <meta:editing-cycles>2</meta:editing-cycles>
    <meta:document-statistic meta:table-count="8" meta:cell-count="8" meta:object-count="0"/>
  </office:meta>
</office:document-meta>
</file>